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7.31pt"/>
    </style:style>
    <style:style style:name="co2" style:family="table-column">
      <style:table-column-properties fo:break-before="auto" style:column-width="53.46pt"/>
    </style:style>
    <style:style style:name="co3" style:family="table-column">
      <style:table-column-properties fo:break-before="auto" style:column-width="83.99pt"/>
    </style:style>
    <style:style style:name="co4" style:family="table-column">
      <style:table-column-properties fo:break-before="auto" style:column-width="47.14pt"/>
    </style:style>
    <style:style style:name="co5" style:family="table-column">
      <style:table-column-properties fo:break-before="auto" style:column-width="32.26pt"/>
    </style:style>
    <style:style style:name="co6" style:family="table-column">
      <style:table-column-properties fo:break-before="auto" style:column-width="134.16pt"/>
    </style:style>
    <style:style style:name="co7" style:family="table-column">
      <style:table-column-properties fo:break-before="auto" style:column-width="92.61pt"/>
    </style:style>
    <style:style style:name="co8" style:family="table-column">
      <style:table-column-properties fo:break-before="auto" style:column-width="94.2pt"/>
    </style:style>
    <style:style style:name="co9" style:family="table-column">
      <style:table-column-properties fo:break-before="auto" style:column-width="77.56pt"/>
    </style:style>
    <style:style style:name="co10" style:family="table-column">
      <style:table-column-properties fo:break-before="auto" style:column-width="44.79pt"/>
    </style:style>
    <style:style style:name="co11" style:family="table-column">
      <style:table-column-properties fo:break-before="auto" style:column-width="51.85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MNG_ON-Log-100ms-20-100-1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simultaneous users</text:p>
          </table:table-cell>
          <table:table-cell office:value-type="string" calcext:value-type="string">
            <text:p>total_time</text:p>
          </table:table-cell>
          <table:table-cell office:value-type="string" calcext:value-type="string">
            <text:p>total_invocation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response time average (ms)</text:p>
          </table:table-cell>
          <table:table-cell office:value-type="string" calcext:value-type="string">
            <text:p>standard_deviation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fail_tax</text:p>
          </table:table-cell>
          <table:table-cell office:value-type="string" calcext:value-type="string">
            <text:p>hi_value</text:p>
          </table:table-cell>
          <table:table-cell office:value-type="string" calcext:value-type="string">
            <text:p>low_val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0475" calcext:value-type="float">
            <text:p>190475</text:p>
          </table:table-cell>
          <table:table-cell table:number-columns-repeated="2"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office:value-type="float" office:value="139.514" calcext:value-type="float">
            <text:p>139.514</text:p>
          </table:table-cell>
          <table:table-cell office:value-type="float" office:value="19.1263324981487" calcext:value-type="float">
            <text:p>19.1263324981487</text:p>
          </table:table-cell>
          <table:table-cell office:value-type="float" office:value="13.7092567757707" calcext:value-type="float">
            <text:p>13.7092567757707</text:p>
          </table:table-cell>
          <table:table-cell office:value-type="float" office:value="105.000656254102" calcext:value-type="float">
            <text:p>105.000656254102</text:p>
          </table:table-cell>
          <table:table-cell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2949" calcext:value-type="float">
            <text:p>262949</text:p>
          </table:table-cell>
          <table:table-cell table:number-columns-repeated="2"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office:value-type="float" office:value="210.19015" calcext:value-type="float">
            <text:p>210.19015</text:p>
          </table:table-cell>
          <table:table-cell office:value-type="float" office:value="71.5720710683394" calcext:value-type="float">
            <text:p>71.5720710683394</text:p>
          </table:table-cell>
          <table:table-cell office:value-type="float" office:value="34.0511061381037" calcext:value-type="float">
            <text:p>34.0511061381037</text:p>
          </table:table-cell>
          <table:table-cell office:value-type="float" office:value="152.120753454092" calcext:value-type="float">
            <text:p>152.120753454092</text:p>
          </table:table-cell>
          <table:table-cell office:value-type="float" office:value="0" calcext:value-type="float">
            <text:p>0</text:p>
          </table:table-cell>
          <table:table-cell office:value-type="float" office:value="573" calcext:value-type="float">
            <text:p>573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46675" calcext:value-type="float">
            <text:p>346675</text:p>
          </table:table-cell>
          <table:table-cell table:number-columns-repeated="2"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293.294866666667" calcext:value-type="float">
            <text:p>293.294866666667</text:p>
          </table:table-cell>
          <table:table-cell office:value-type="float" office:value="85.9185962819963" calcext:value-type="float">
            <text:p>85.9185962819963</text:p>
          </table:table-cell>
          <table:table-cell office:value-type="float" office:value="29.2942720949985" calcext:value-type="float">
            <text:p>29.2942720949985</text:p>
          </table:table-cell>
          <table:table-cell office:value-type="float" office:value="173.072762673974" calcext:value-type="float">
            <text:p>173.072762673974</text:p>
          </table:table-cell>
          <table:table-cell office:value-type="float" office:value="0" calcext:value-type="float">
            <text:p>0</text:p>
          </table:table-cell>
          <table:table-cell office:value-type="float" office:value="1285" calcext:value-type="float">
            <text:p>1285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38730" calcext:value-type="float">
            <text:p>438730</text:p>
          </table:table-cell>
          <table:table-cell table:number-columns-repeated="2" office:value-type="float" office:value="80000" calcext:value-type="float">
            <text:p>80000</text:p>
          </table:table-cell>
          <table:table-cell office:value-type="float" office:value="0" calcext:value-type="float">
            <text:p>0</text:p>
          </table:table-cell>
          <table:table-cell office:value-type="float" office:value="384.36205" calcext:value-type="float">
            <text:p>384.36205</text:p>
          </table:table-cell>
          <table:table-cell office:value-type="float" office:value="123.708438544101" calcext:value-type="float">
            <text:p>123.708438544101</text:p>
          </table:table-cell>
          <table:table-cell office:value-type="float" office:value="32.185393574652" calcext:value-type="float">
            <text:p>32.185393574652</text:p>
          </table:table-cell>
          <table:table-cell office:value-type="float" office:value="182.344494335924" calcext:value-type="float">
            <text:p>182.344494335924</text:p>
          </table:table-cell>
          <table:table-cell office:value-type="float" office:value="0" calcext:value-type="float">
            <text:p>0</text:p>
          </table:table-cell>
          <table:table-cell office:value-type="float" office:value="1926" calcext:value-type="float">
            <text:p>1926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48410" calcext:value-type="float">
            <text:p>548410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488.34911" calcext:value-type="float">
            <text:p>488.34911</text:p>
          </table:table-cell>
          <table:table-cell office:value-type="float" office:value="241.222439492807" calcext:value-type="float">
            <text:p>241.222439492807</text:p>
          </table:table-cell>
          <table:table-cell office:value-type="float" office:value="49.3954907571772" calcext:value-type="float">
            <text:p>49.3954907571772</text:p>
          </table:table-cell>
          <table:table-cell office:value-type="float" office:value="182.345325577579" calcext:value-type="float">
            <text:p>182.345325577579</text:p>
          </table:table-cell>
          <table:table-cell office:value-type="float" office:value="0" calcext:value-type="float">
            <text:p>0</text:p>
          </table:table-cell>
          <table:table-cell office:value-type="float" office:value="7250" calcext:value-type="float">
            <text:p>725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286118" calcext:value-type="float">
            <text:p>1286118</text:p>
          </table:table-cell>
          <table:table-cell office:value-type="float" office:value="250000" calcext:value-type="float">
            <text:p>250000</text:p>
          </table:table-cell>
          <table:table-cell office:value-type="float" office:value="249989" calcext:value-type="float">
            <text:p>249989</text:p>
          </table:table-cell>
          <table:table-cell office:value-type="float" office:value="11" calcext:value-type="float">
            <text:p>11</text:p>
          </table:table-cell>
          <table:table-cell office:value-type="float" office:value="1186.66423322626" calcext:value-type="float">
            <text:p>1186.66423322626</text:p>
          </table:table-cell>
          <table:table-cell office:value-type="float" office:value="1896.79737396459" calcext:value-type="float">
            <text:p>1896.79737396459</text:p>
          </table:table-cell>
          <table:table-cell office:value-type="float" office:value="159.842803116063" calcext:value-type="float">
            <text:p>159.842803116063</text:p>
          </table:table-cell>
          <table:table-cell office:value-type="float" office:value="194.374855184361" calcext:value-type="float">
            <text:p>194.374855184361</text:p>
          </table:table-cell>
          <table:table-cell office:value-type="float" office:value="0.0044" calcext:value-type="float">
            <text:p>0.0044</text:p>
          </table:table-cell>
          <table:table-cell office:value-type="float" office:value="127419" calcext:value-type="float">
            <text:p>127419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523386" calcext:value-type="float">
            <text:p>2523386</text:p>
          </table:table-cell>
          <table:table-cell office:value-type="float" office:value="500000" calcext:value-type="float">
            <text:p>500000</text:p>
          </table:table-cell>
          <table:table-cell office:value-type="float" office:value="499976" calcext:value-type="float">
            <text:p>499976</text:p>
          </table:table-cell>
          <table:table-cell office:value-type="float" office:value="24" calcext:value-type="float">
            <text:p>24</text:p>
          </table:table-cell>
          <table:table-cell office:value-type="float" office:value="2416.91892610845" calcext:value-type="float">
            <text:p>2416.91892610845</text:p>
          </table:table-cell>
          <table:table-cell office:value-type="float" office:value="2303.15482266742" calcext:value-type="float">
            <text:p>2303.15482266742</text:p>
          </table:table-cell>
          <table:table-cell office:value-type="float" office:value="95.2930111882484" calcext:value-type="float">
            <text:p>95.2930111882484</text:p>
          </table:table-cell>
          <table:table-cell office:value-type="float" office:value="198.136947736097" calcext:value-type="float">
            <text:p>198.136947736097</text:p>
          </table:table-cell>
          <table:table-cell office:value-type="float" office:value="0.0048" calcext:value-type="float">
            <text:p>0.0048</text:p>
          </table:table-cell>
          <table:table-cell office:value-type="float" office:value="128890" calcext:value-type="float">
            <text:p>12889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3769386" calcext:value-type="float">
            <text:p>3769386</text:p>
          </table:table-cell>
          <table:table-cell office:value-type="float" office:value="750000" calcext:value-type="float">
            <text:p>750000</text:p>
          </table:table-cell>
          <table:table-cell office:value-type="float" office:value="749941" calcext:value-type="float">
            <text:p>749941</text:p>
          </table:table-cell>
          <table:table-cell office:value-type="float" office:value="59" calcext:value-type="float">
            <text:p>59</text:p>
          </table:table-cell>
          <table:table-cell office:value-type="float" office:value="3668.58356724062" calcext:value-type="float">
            <text:p>3668.58356724062</text:p>
          </table:table-cell>
          <table:table-cell office:value-type="float" office:value="2422.938021859" calcext:value-type="float">
            <text:p>2422.938021859</text:p>
          </table:table-cell>
          <table:table-cell office:value-type="float" office:value="66.0455998193725" calcext:value-type="float">
            <text:p>66.0455998193725</text:p>
          </table:table-cell>
          <table:table-cell office:value-type="float" office:value="198.955745047071" calcext:value-type="float">
            <text:p>198.955745047071</text:p>
          </table:table-cell>
          <table:table-cell office:value-type="float" office:value="0.00786666666666667" calcext:value-type="float">
            <text:p>0.007866666666667</text:p>
          </table:table-cell>
          <table:table-cell office:value-type="float" office:value="129911" calcext:value-type="float">
            <text:p>129911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83344" calcext:value-type="float">
            <text:p>508334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99956" calcext:value-type="float">
            <text:p>999956</text:p>
          </table:table-cell>
          <table:table-cell office:value-type="float" office:value="44" calcext:value-type="float">
            <text:p>44</text:p>
          </table:table-cell>
          <table:table-cell office:value-type="float" office:value="4988.38398789547" calcext:value-type="float">
            <text:p>4988.38398789547</text:p>
          </table:table-cell>
          <table:table-cell office:value-type="float" office:value="2273.49844842361" calcext:value-type="float">
            <text:p>2273.49844842361</text:p>
          </table:table-cell>
          <table:table-cell office:value-type="float" office:value="45.5758508956077" calcext:value-type="float">
            <text:p>45.5758508956077</text:p>
          </table:table-cell>
          <table:table-cell office:value-type="float" office:value="196.712242964474" calcext:value-type="float">
            <text:p>196.712242964474</text:p>
          </table:table-cell>
          <table:table-cell office:value-type="float" office:value="0.0044" calcext:value-type="float">
            <text:p>0.0044</text:p>
          </table:table-cell>
          <table:table-cell office:value-type="float" office:value="134028" calcext:value-type="float">
            <text:p>134028</text:p>
          </table:table-cell>
          <table:table-cell office:value-type="float" office:value="105" calcext:value-type="float">
            <text:p>1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21T09:57:22.035000000</dc:date>
    <meta:editing-duration>PT4M30S</meta:editing-duration>
    <meta:editing-cycles>1</meta:editing-cycles>
    <meta:document-statistic meta:table-count="1" meta:cell-count="120" meta:object-count="0"/>
    <meta:generator>LibreOffice/5.2.3.3$Windows_x86 LibreOffice_project/d54a8868f08a7b39642414cf2c8ef2f228f780cf</meta:generator>
  </office:meta>
</office:document-meta>
</file>